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6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Tubes</text:p>
          </table:table-cell>
          <table:table-cell office:value-type="string">
            <text:p>Tube Conc</text:p>
          </table:table-cell>
          <table:table-cell table:number-columns-repeated="2"/>
          <table:table-cell office:value-type="string">
            <text:p>Graphene</text:p>
          </table:table-cell>
          <table:table-cell office:value-type="string">
            <text:p>Graph Conc</text:p>
          </table:table-cell>
          <table:table-cell table:number-columns-repeated="2"/>
        </table:table-row>
        <table:table-row table:style-name="ro1">
          <table:table-cell office:value-type="string">
            <text:p>Resistance in kOhm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float" office:value="27.5">
            <text:p>27,5</text:p>
          </table:table-cell>
          <table:table-cell office:value-type="float" office:value="68.3">
            <text:p>68,3</text:p>
          </table:table-cell>
          <table:table-cell office:value-type="float" office:value="13.2">
            <text:p>13,2</text:p>
          </table:table-cell>
          <table:table-cell/>
          <table:table-cell office:value-type="float" office:value="35.4">
            <text:p>35,4</text:p>
          </table:table-cell>
          <table:table-cell office:value-type="float" office:value="21.3">
            <text:p>21,3</text:p>
          </table:table-cell>
          <table:table-cell office:value-type="float" office:value="34.7">
            <text:p>34,7</text:p>
          </table:table-cell>
        </table:table-row>
        <table:table-row table:style-name="ro2">
          <table:table-cell/>
          <table:table-cell office:value-type="float" office:value="32.6">
            <text:p>32,6</text:p>
          </table:table-cell>
          <table:table-cell office:value-type="float" office:value="38.9">
            <text:p>38,9</text:p>
          </table:table-cell>
          <table:table-cell office:value-type="float" office:value="16.8">
            <text:p>16,8</text:p>
          </table:table-cell>
          <table:table-cell/>
          <table:table-cell office:value-type="float" office:value="39.7">
            <text:p>39,7</text:p>
          </table:table-cell>
          <table:table-cell office:value-type="float" office:value="22.1">
            <text:p>22,1</text:p>
          </table:table-cell>
          <table:table-cell office:value-type="float" office:value="31.7">
            <text:p>31,7</text:p>
          </table:table-cell>
        </table:table-row>
        <table:table-row table:style-name="ro2">
          <table:table-cell/>
          <table:table-cell office:value-type="float" office:value="34.4">
            <text:p>34,4</text:p>
          </table:table-cell>
          <table:table-cell office:value-type="float" office:value="22.3">
            <text:p>22,3</text:p>
          </table:table-cell>
          <table:table-cell office:value-type="float" office:value="22">
            <text:p>22</text:p>
          </table:table-cell>
          <table:table-cell/>
          <table:table-cell office:value-type="float" office:value="32.1">
            <text:p>32,1</text:p>
          </table:table-cell>
          <table:table-cell office:value-type="float" office:value="25.6">
            <text:p>25,6</text:p>
          </table:table-cell>
          <table:table-cell office:value-type="float" office:value="35.3">
            <text:p>35,3</text:p>
          </table:table-cell>
        </table:table-row>
        <table:table-row table:style-name="ro2">
          <table:table-cell/>
          <table:table-cell office:value-type="float" office:value="27.72">
            <text:p>27,72</text:p>
          </table:table-cell>
          <table:table-cell office:value-type="float" office:value="43.9">
            <text:p>43,9</text:p>
          </table:table-cell>
          <table:table-cell office:value-type="float" office:value="15.7">
            <text:p>15,7</text:p>
          </table:table-cell>
          <table:table-cell/>
          <table:table-cell office:value-type="float" office:value="38.1">
            <text:p>38,1</text:p>
          </table:table-cell>
          <table:table-cell office:value-type="float" office:value="29.1">
            <text:p>29,1</text:p>
          </table:table-cell>
          <table:table-cell office:value-type="float" office:value="34.5">
            <text:p>34,5</text:p>
          </table:table-cell>
        </table:table-row>
        <table:table-row table:style-name="ro2">
          <table:table-cell/>
          <table:table-cell office:value-type="float" office:value="28.1">
            <text:p>28,1</text:p>
          </table:table-cell>
          <table:table-cell office:value-type="float" office:value="27.2">
            <text:p>27,2</text:p>
          </table:table-cell>
          <table:table-cell office:value-type="float" office:value="20.3">
            <text:p>20,3</text:p>
          </table:table-cell>
          <table:table-cell/>
          <table:table-cell office:value-type="float" office:value="29.5">
            <text:p>29,5</text:p>
          </table:table-cell>
          <table:table-cell office:value-type="float" office:value="27.7">
            <text:p>27,7</text:p>
          </table:table-cell>
          <table:table-cell office:value-type="float" office:value="33">
            <text:p>33</text:p>
          </table:table-cell>
        </table:table-row>
        <table:table-row table:style-name="ro2">
          <table:table-cell/>
          <table:table-cell office:value-type="float" office:value="29.8">
            <text:p>29,8</text:p>
          </table:table-cell>
          <table:table-cell office:value-type="float" office:value="28.5">
            <text:p>28,5</text:p>
          </table:table-cell>
          <table:table-cell office:value-type="float" office:value="22.2">
            <text:p>22,2</text:p>
          </table:table-cell>
          <table:table-cell/>
          <table:table-cell office:value-type="float" office:value="31">
            <text:p>31</text:p>
          </table:table-cell>
          <table:table-cell office:value-type="float" office:value="28.9">
            <text:p>28,9</text:p>
          </table:table-cell>
          <table:table-cell office:value-type="float" office:value="34.6">
            <text:p>34,6</text:p>
          </table:table-cell>
        </table:table-row>
        <table:table-row table:style-name="ro2">
          <table:table-cell/>
          <table:table-cell office:value-type="float" office:value="27.8">
            <text:p>27,8</text:p>
          </table:table-cell>
          <table:table-cell office:value-type="float" office:value="29.8">
            <text:p>29,8</text:p>
          </table:table-cell>
          <table:table-cell office:value-type="float" office:value="20.4">
            <text:p>20,4</text:p>
          </table:table-cell>
          <table:table-cell/>
          <table:table-cell office:value-type="float" office:value="24.8">
            <text:p>24,8</text:p>
          </table:table-cell>
          <table:table-cell office:value-type="float" office:value="22.2">
            <text:p>22,2</text:p>
          </table:table-cell>
          <table:table-cell office:value-type="float" office:value="44">
            <text:p>44</text:p>
          </table:table-cell>
        </table:table-row>
        <table:table-row table:style-name="ro2">
          <table:table-cell/>
          <table:table-cell office:value-type="float" office:value="21.7">
            <text:p>21,7</text:p>
          </table:table-cell>
          <table:table-cell office:value-type="float" office:value="21.2">
            <text:p>21,2</text:p>
          </table:table-cell>
          <table:table-cell office:value-type="float" office:value="19.5">
            <text:p>19,5</text:p>
          </table:table-cell>
          <table:table-cell/>
          <table:table-cell office:value-type="float" office:value="28.3">
            <text:p>28,3</text:p>
          </table:table-cell>
          <table:table-cell office:value-type="float" office:value="27.2">
            <text:p>27,2</text:p>
          </table:table-cell>
          <table:table-cell office:value-type="float" office:value="30.7">
            <text:p>30,7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3.1">
            <text:p>23,1</text:p>
          </table:table-cell>
          <table:table-cell office:value-type="float" office:value="20.5">
            <text:p>20,5</text:p>
          </table:table-cell>
          <table:table-cell/>
          <table:table-cell office:value-type="float" office:value="26.9">
            <text:p>26,9</text:p>
          </table:table-cell>
          <table:table-cell office:value-type="float" office:value="21.7">
            <text:p>21,7</text:p>
          </table:table-cell>
          <table:table-cell office:value-type="float" office:value="34.3">
            <text:p>34,3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Average</text:p>
          </table:table-cell>
          <table:table-cell table:formula="of:=AVERAGE([.B2:.B11])" office:value-type="float" office:value="25.762">
            <text:p>25,762</text:p>
          </table:table-cell>
          <table:table-cell table:formula="of:=AVERAGE([.C2:.C11])" office:value-type="float" office:value="31.32">
            <text:p>31,32</text:p>
          </table:table-cell>
          <table:table-cell table:formula="of:=AVERAGE([.D2:.D11])" office:value-type="float" office:value="18.56">
            <text:p>18,56</text:p>
          </table:table-cell>
          <table:table-cell/>
          <table:table-cell table:formula="of:=AVERAGE([.F2:.F11])" office:value-type="float" office:value="29.08">
            <text:p>29,08</text:p>
          </table:table-cell>
          <table:table-cell table:formula="of:=AVERAGE([.G2:.G11])" office:value-type="float" office:value="23.58">
            <text:p>23,58</text:p>
          </table:table-cell>
          <table:table-cell table:formula="of:=AVERAGE([.H2:.H11])" office:value-type="float" office:value="32.78">
            <text:p>32,78</text:p>
          </table:table-cell>
        </table:table-row>
        <table:table-row table:style-name="ro1">
          <table:table-cell office:value-type="string">
            <text:p>Std dev</text:p>
          </table:table-cell>
          <table:table-cell table:formula="of:=STDEV( [.B2:.B11])" office:value-type="float" office:value="8.2282842818064">
            <text:p>8,2282842818</text:p>
          </table:table-cell>
          <table:table-cell table:formula="of:=STDEV( [.C2:.C11])" office:value-type="float" office:value="16.0428454112383">
            <text:p>16,0428454112</text:p>
          </table:table-cell>
          <table:table-cell table:formula="of:=STDEV( [.D2:.D11])" office:value-type="float" office:value="3.14154951152028">
            <text:p>3,1415495115</text:p>
          </table:table-cell>
          <table:table-cell/>
          <table:table-cell table:formula="of:=STDEV( [.F2:.F11])" office:value-type="float" office:value="9.72165966626412">
            <text:p>9,7216596663</text:p>
          </table:table-cell>
          <table:table-cell table:formula="of:=STDEV( [.G2:.G11])" office:value-type="float" office:value="5.67818437335191">
            <text:p>5,6781843734</text:p>
          </table:table-cell>
          <table:table-cell table:formula="of:=STDEV( [.H2:.H11])" office:value-type="float" office:value="7.19703642712286">
            <text:p>7,1970364271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thickness in nm</text:p>
          </table:table-cell>
          <table:table-cell office:value-type="float" office:value="138.03">
            <text:p>138,03</text:p>
          </table:table-cell>
          <table:table-cell office:value-type="float" office:value="63.8">
            <text:p>63,8</text:p>
          </table:table-cell>
          <table:table-cell office:value-type="float" office:value="184.56">
            <text:p>184,56</text:p>
          </table:table-cell>
          <table:table-cell/>
          <table:table-cell office:value-type="float" office:value="152.94">
            <text:p>152,94</text:p>
          </table:table-cell>
          <table:table-cell office:value-type="float" office:value="134.34">
            <text:p>134,34</text:p>
          </table:table-cell>
          <table:table-cell office:value-type="float" office:value="61.7">
            <text:p>61,7</text:p>
          </table:table-cell>
        </table:table-row>
        <table:table-row table:style-name="ro2">
          <table:table-cell/>
          <table:table-cell office:value-type="float" office:value="84.96">
            <text:p>84,96</text:p>
          </table:table-cell>
          <table:table-cell office:value-type="float" office:value="83.43">
            <text:p>83,43</text:p>
          </table:table-cell>
          <table:table-cell office:value-type="float" office:value="157.72">
            <text:p>157,72</text:p>
          </table:table-cell>
          <table:table-cell/>
          <table:table-cell office:value-type="float" office:value="161.06">
            <text:p>161,06</text:p>
          </table:table-cell>
          <table:table-cell office:value-type="float" office:value="201.03">
            <text:p>201,03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12.29">
            <text:p>112,29</text:p>
          </table:table-cell>
          <table:table-cell office:value-type="float" office:value="94.12">
            <text:p>94,12</text:p>
          </table:table-cell>
          <table:table-cell office:value-type="float" office:value="136.25">
            <text:p>136,25</text:p>
          </table:table-cell>
          <table:table-cell/>
          <table:table-cell office:value-type="float" office:value="162.99">
            <text:p>162,99</text:p>
          </table:table-cell>
          <table:table-cell office:value-type="float" office:value="163.77">
            <text:p>163,77</text:p>
          </table:table-cell>
          <table:table-cell office:value-type="float" office:value="56.79">
            <text:p>56,79</text:p>
          </table:table-cell>
        </table:table-row>
        <table:table-row table:style-name="ro2">
          <table:table-cell/>
          <table:table-cell office:value-type="float" office:value="133">
            <text:p>133</text:p>
          </table:table-cell>
          <table:table-cell office:value-type="float" office:value="84.11">
            <text:p>84,11</text:p>
          </table:table-cell>
          <table:table-cell office:value-type="float" office:value="107.15">
            <text:p>107,15</text:p>
          </table:table-cell>
          <table:table-cell/>
          <table:table-cell office:value-type="float" office:value="160.61">
            <text:p>160,61</text:p>
          </table:table-cell>
          <table:table-cell office:value-type="float" office:value="177.09">
            <text:p>177,09</text:p>
          </table:table-cell>
          <table:table-cell office:value-type="float" office:value="60.07">
            <text:p>60,07</text:p>
          </table:table-cell>
        </table:table-row>
        <table:table-row table:style-name="ro2">
          <table:table-cell/>
          <table:table-cell office:value-type="float" office:value="156">
            <text:p>156</text:p>
          </table:table-cell>
          <table:table-cell office:value-type="float" office:value="70.42">
            <text:p>70,42</text:p>
          </table:table-cell>
          <table:table-cell office:value-type="float" office:value="134.89">
            <text:p>134,89</text:p>
          </table:table-cell>
          <table:table-cell/>
          <table:table-cell office:value-type="float" office:value="171.82">
            <text:p>171,82</text:p>
          </table:table-cell>
          <table:table-cell office:value-type="float" office:value="156.27">
            <text:p>156,27</text:p>
          </table:table-cell>
          <table:table-cell office:value-type="float" office:value="61.81">
            <text:p>61,81</text:p>
          </table:table-cell>
        </table:table-row>
        <table:table-row table:style-name="ro2">
          <table:table-cell/>
          <table:table-cell office:value-type="float" office:value="130.63">
            <text:p>130,63</text:p>
          </table:table-cell>
          <table:table-cell office:value-type="float" office:value="107.39">
            <text:p>107,39</text:p>
          </table:table-cell>
          <table:table-cell table:number-columns-repeated="2"/>
          <table:table-cell office:value-type="float" office:value="175.44">
            <text:p>175,44</text:p>
          </table:table-cell>
          <table:table-cell office:value-type="float" office:value="164.18">
            <text:p>164,18</text:p>
          </table:table-cell>
          <table:table-cell office:value-type="float" office:value="59.8">
            <text:p>59,8</text:p>
          </table:table-cell>
        </table:table-row>
        <table:table-row table:style-name="ro2">
          <table:table-cell table:number-columns-repeated="5"/>
          <table:table-cell office:value-type="float" office:value="149.32">
            <text:p>149,32</text:p>
          </table:table-cell>
          <table:table-cell office:value-type="float" office:value="287.71">
            <text:p>287,71</text:p>
          </table:table-cell>
          <table:table-cell office:value-type="float" office:value="57.16">
            <text:p>57,16</text:p>
          </table:table-cell>
        </table:table-row>
        <table:table-row table:style-name="ro2">
          <table:table-cell table:number-columns-repeated="6"/>
          <table:table-cell office:value-type="float" office:value="201.94">
            <text:p>201,94</text:p>
          </table:table-cell>
          <table:table-cell/>
        </table:table-row>
        <table:table-row table:style-name="ro2">
          <table:table-cell table:number-columns-repeated="6"/>
          <table:table-cell office:value-type="float" office:value="164.57">
            <text:p>164,57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average</text:p>
          </table:table-cell>
          <table:table-cell table:formula="of:=AVERAGE([.B16:.B21])" office:value-type="float" office:value="125.818333333333">
            <text:p>125,8183333333</text:p>
          </table:table-cell>
          <table:table-cell table:formula="of:=AVERAGE([.C16:.C21])" office:value-type="float" office:value="83.8783333333333">
            <text:p>83,8783333333</text:p>
          </table:table-cell>
          <table:table-cell table:formula="of:=AVERAGE([.D16:.D21])" office:value-type="float" office:value="144.114">
            <text:p>144,114</text:p>
          </table:table-cell>
          <table:table-cell/>
          <table:table-cell table:formula="of:=AVERAGE([.F16:.F21])" office:value-type="float" office:value="164.143333333333">
            <text:p>164,1433333333</text:p>
          </table:table-cell>
          <table:table-cell table:formula="of:=AVERAGE([.G16:.G21])" office:value-type="float" office:value="166.113333333333">
            <text:p>166,1133333333</text:p>
          </table:table-cell>
          <table:table-cell table:formula="of:=AVERAGE([.H16:.H21])" office:value-type="float" office:value="61.0283333333333">
            <text:p>61,0283333333</text:p>
          </table:table-cell>
        </table:table-row>
        <table:table-row table:style-name="ro1">
          <table:table-cell office:value-type="string">
            <text:p>std dev</text:p>
          </table:table-cell>
          <table:table-cell table:formula="of:=STDEV([.B16:.B21])" office:value-type="float" office:value="24.4426082214371">
            <text:p>24,4426082214</text:p>
          </table:table-cell>
          <table:table-cell table:formula="of:=STDEV([.C16:.C21])" office:value-type="float" office:value="15.7620498878371">
            <text:p>15,7620498878</text:p>
          </table:table-cell>
          <table:table-cell table:formula="of:=STDEV([.D16:.D21])" office:value-type="float" office:value="28.8715436026548">
            <text:p>28,8715436027</text:p>
          </table:table-cell>
          <table:table-cell/>
          <table:table-cell table:formula="of:=STDEV([.F16:.F21])" office:value-type="float" office:value="8.19001994299566">
            <text:p>8,190019943</text:p>
          </table:table-cell>
          <table:table-cell table:formula="of:=STDEV([.G16:.G21])" office:value-type="float" office:value="22.1599897713574">
            <text:p>22,1599897714</text:p>
          </table:table-cell>
          <table:table-cell table:formula="of:=STDEV([.H16:.H21])" office:value-type="float" office:value="3.03875906689995">
            <text:p>3,0387590669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resistivity</text:p>
          </table:table-cell>
          <table:table-cell table:formula="of:=[.B13]*[.B27]*PI()/LN(2)" office:value-type="float" office:value="2853.98400151652">
            <text:p>2853,9840015165</text:p>
          </table:table-cell>
          <table:table-cell table:formula="of:=[.C13]*[.C27]*PI()/LN(2)" office:value-type="float" office:value="2237.47845835171">
            <text:p>2237,4784583517</text:p>
          </table:table-cell>
          <table:table-cell table:formula="of:=[.D13]*[.D27]*PI()/LN(2)" office:value-type="float" office:value="2428.69169297489">
            <text:p>2428,6916929749</text:p>
          </table:table-cell>
          <table:table-cell/>
          <table:table-cell table:formula="of:=[.F13]*[.F27]*PI()/LN(2)" office:value-type="float" office:value="1079.45308815773">
            <text:p>1079,4530881577</text:p>
          </table:table-cell>
          <table:table-cell table:formula="of:=[.G13]*[.G27]*PI()/LN(2)" office:value-type="float" office:value="2368.30574235111">
            <text:p>2368,3057423511</text:p>
          </table:table-cell>
          <table:table-cell table:formula="of:=[.H13]*[.H27]*PI()/LN(2)" office:value-type="float" office:value="451.470760584705">
            <text:p>451,4707605847</text:p>
          </table:table-cell>
        </table:table-row>
        <table:table-row table:style-name="ro1">
          <table:table-cell office:value-type="string">
            <text:p>error</text:p>
          </table:table-cell>
          <table:table-cell table:formula="of:=[.B29]*SQRT(([.B14]/[.B13])^2+([.B27]/[.B26])^2)" office:value-type="float" office:value="1066.9258812576">
            <text:p>1066,9258812576</text:p>
          </table:table-cell>
          <table:table-cell table:formula="of:=[.C29]*SQRT(([.C14]/[.C13])^2+([.C27]/[.C26])^2)" office:value-type="float" office:value="1220.78057930432">
            <text:p>1220,7805793043</text:p>
          </table:table-cell>
          <table:table-cell table:formula="of:=[.D29]*SQRT(([.D14]/[.D13])^2+([.D27]/[.D26])^2)" office:value-type="float" office:value="636.974504699745">
            <text:p>636,9745046997</text:p>
          </table:table-cell>
          <table:table-cell/>
          <table:table-cell table:formula="of:=[.F29]*SQRT(([.F14]/[.F13])^2+([.F27]/[.F26])^2)" office:value-type="float" office:value="364.866342666899">
            <text:p>364,8663426669</text:p>
          </table:table-cell>
          <table:table-cell table:formula="of:=[.G29]*SQRT(([.G14]/[.G13])^2+([.G27]/[.G26])^2)" office:value-type="float" office:value="651.965859827264">
            <text:p>651,9658598273</text:p>
          </table:table-cell>
          <table:table-cell table:formula="of:=[.H29]*SQRT(([.H14]/[.H13])^2+([.H27]/[.H26])^2)" office:value-type="float" office:value="101.64011244445">
            <text:p>101,6401124445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08.07.2012</text:date>, <text:time>17:22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o </meta:initial-creator>
    <meta:creation-date>2012-07-08T16:45:10</meta:creation-date>
    <dc:date>2012-07-08T17:22:19</dc:date>
    <dc:creator>timo </dc:creator>
    <meta:editing-duration>PT00H37M11S</meta:editing-duration>
    <meta:editing-cycles>5</meta:editing-cycles>
    <meta:generator>OpenOffice.org/3.2$Linux OpenOffice.org_project/320m19$Build-9505</meta:generator>
    <meta:document-statistic meta:table-count="3" meta:cell-count="148" meta:object-count="0"/>
  </office:meta>
</office:document-meta>
</file>